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02eee0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officeooo:paragraph-rsid="0002eee0" style:font-size-asian="14pt" style:font-size-complex="14pt"/>
    </style:style>
    <style:style style:name="T1" style:family="text">
      <style:text-properties officeooo:rsid="0002e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 <text:span text:style-name="T1">Задание</text:span></text:p>
      <text:p text:style-name="P2">Реализовать Web приложение, в котором организовать 1 контроллер с методом POST. Метод POST получает параметры в теле запроса (FromBody). Дополнительно создать класс (менеджер), в котором реализовать 1 метод, зарегистрировать менеджер в DI-контейнере и вызвать данный метод в POST-методе контроллера. Продемонстрировать работу приложения либо с помощью Swagger, либо с помощью PostMa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10:38.218000000</meta:creation-date>
    <dc:date>2024-06-10T21:11:13.738000000</dc:date>
    <meta:editing-duration>PT35S</meta:editing-duration>
    <meta:editing-cycles>1</meta:editing-cycles>
    <meta:document-statistic meta:table-count="0" meta:image-count="0" meta:object-count="0" meta:page-count="1" meta:paragraph-count="2" meta:word-count="52" meta:character-count="395" meta:non-whitespace-character-count="344"/>
    <meta:generator>LibreOffice/7.6.3.2$Windows_X86_64 LibreOffice_project/29d686fea9f6705b262d369fede658f824154cc0</meta:generator>
  </office:meta>
</office:document-meta>
</file>